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Contents_20_3">
      <style:paragraph-properties>
        <style:tab-stops>
          <style:tab-stop style:position="16.002cm" style:type="right" style:leader-style="dotted" style:leader-text="."/>
        </style:tab-stops>
      </style:paragraph-properties>
    </style:style>
    <style:style style:name="P2" style:family="paragraph" style:parent-style-name="Heading_20_2">
      <style:paragraph-properties fo:text-align="justify" style:justify-single-word="fals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Heading_20_3">
      <style:paragraph-properties fo:text-align="justify" style:justify-single-word="false"/>
    </style:style>
    <style:style style:name="P5" style:family="paragraph" style:parent-style-name="Heading_20_4">
      <style:paragraph-properties fo:text-align="justify" style:justify-single-word="false"/>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Heading_20_1">
      <style:paragraph-properties fo:text-align="justify" style:justify-single-word="false"/>
    </style:style>
    <style:style style:name="P8" style:family="paragraph" style:parent-style-name="Heading_20_1">
      <style:paragraph-properties fo:text-align="justify" style:justify-single-word="false" fo:break-before="page"/>
    </style:style>
    <style:style style:name="P9"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justify" style:justify-single-word="false"/>
    </style:style>
    <style:style style:name="P12" style:family="paragraph" style:parent-style-name="Text_20_body" style:list-style-name="L1">
      <style:paragraph-properties fo:text-align="justify" style:justify-single-word="false"/>
    </style:style>
    <style:style style:name="P13" style:family="paragraph" style:parent-style-name="Text_20_body">
      <style:paragraph-properties fo:text-align="end" style:justify-single-word="false"/>
    </style:style>
    <style:style style:name="P14" style:family="paragraph" style:parent-style-name="Text_20_body">
      <style:paragraph-properties fo:text-align="center" style:justify-single-word="false" fo:break-before="page"/>
    </style:style>
    <style:style style:name="P15" style:family="paragraph" style:parent-style-name="Text_20_body">
      <style:paragraph-properties fo:margin-top="0cm" fo:margin-bottom="0.21cm" fo:text-align="center" style:justify-single-word="false"/>
    </style:style>
    <style:style style:name="P16" style:family="paragraph" style:parent-style-name="Text_20_body">
      <style:paragraph-properties fo:margin-top="5.001cm" fo:margin-bottom="0.21cm" fo:text-align="center" style:justify-single-word="false"/>
    </style:style>
    <style:style style:name="P17" style:family="paragraph" style:parent-style-name="Text_20_body">
      <style:paragraph-properties fo:margin-top="3cm" fo:margin-bottom="0.21cm" fo:text-align="center" style:justify-single-word="false"/>
    </style:style>
    <style:style style:name="T1" style:family="text">
      <style:text-properties fo:font-style="italic" style:font-style-asian="italic" style:font-style-complex="italic"/>
    </style:style>
    <style:style style:name="T2" style:family="text">
      <style:text-properties fo:font-size="18pt" style:font-size-asian="18pt" style:font-size-complex="18pt"/>
    </style:style>
    <style:style style:name="fr1"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s1" text:anchor-type="paragraph" svg:x="0.072cm" svg:y="0.019cm" svg:width="3.704cm" svg:height="2.381cm" draw:z-index="0"><draw:image xlink:href="https://ensiwiki.ensimag.fr/skins/ensiwikibde/logo_ensiwiki_140.jpg" xlink:type="simple" xlink:show="embed" xlink:actuate="onLoad"/></draw:frame><text:span text:style-name="T1">Année universitaire 2015-2016</text:span></text:p>
      <text:p text:style-name="Text_20_body"/>
      <text:p text:style-name="Text_20_body"/>
      <text:p text:style-name="P16"><text:span text:style-name="T2">Projet d'Analyse, Conception, Validation</text:span></text:p>
      <text:p text:style-name="P15"><text:span text:style-name="T2">Editeur UML</text:span></text:p>
      <text:p text:style-name="P17">BATAL Thibaut</text:p>
      <text:p text:style-name="P10">BEULE-DEUZAT Rémi</text:p>
      <text:p text:style-name="P10">Rakotoarisoa Jérémy</text:p>
      <text:p text:style-name="P10">Rousseau Jean-Beanjamin</text:p>
      <text:p text:style-name="P10"/>
      <text:p text:style-name="P14"/>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3">Terminologie<text:tab/>1</text:p>
          <text:p text:style-name="P3">A) Documents d'analyse<text:tab/>1</text:p>
          <text:p text:style-name="P6">Acteurs<text:tab/>1</text:p>
          <text:p text:style-name="P6">Diagramme de cas d'utilisations<text:tab/>1</text:p>
          <text:p text:style-name="P6">Description des cas d'utilisation<text:tab/>2</text:p>
          <text:p text:style-name="P1">Créer diagramme<text:tab/>2</text:p>
          <text:p text:style-name="P1">Charger diagramme<text:tab/>2</text:p>
          <text:p text:style-name="P1">Sauvegarder diagramme<text:tab/>2</text:p>
          <text:p text:style-name="P1">Aplatir conteneur<text:tab/>3</text:p>
          <text:p text:style-name="P1">Fermer éditeur<text:tab/>3</text:p>
          <text:p text:style-name="P1">Consulter manuel<text:tab/>3</text:p>
          <text:p text:style-name="P1">Ajouter état simple<text:tab/>3</text:p>
          <text:p text:style-name="P1">Ajouter état Final<text:tab/>4</text:p>
          <text:p text:style-name="P1">Ajouter état Composite<text:tab/>4</text:p>
          <text:p text:style-name="P1">Renommer état<text:tab/>4</text:p>
          <text:p text:style-name="P1">Supprimer élément<text:tab/>5</text:p>
          <text:p text:style-name="P1">Déplacer élément<text:tab/>5</text:p>
          <text:p text:style-name="P1">Ajouter transition<text:tab/>5</text:p>
          <text:p text:style-name="P1">Modifier transition<text:tab/>5</text:p>
          <text:p text:style-name="P6">Diagrammes de classe d'analyse<text:tab/>6</text:p>
          <text:p text:style-name="P3">B) Documents de conception<text:tab/>6</text:p>
          <text:p text:style-name="P3">C) Manuel utilisateur<text:tab/>6</text:p>
          <text:p text:style-name="P3">D) Bilan sur les outils de modélisation utilisés<text:tab/>6</text:p>
        </text:index-body>
      </text:table-of-content>
      <text:p text:style-name="Text_20_body"/>
      <text:h text:style-name="Heading_20_1" text:outline-level="1"/>
      <text:h text:style-name="P8" text:outline-level="1">Terminologie</text:h>
      <text:p text:style-name="P11"><text:span text:style-name="T1">Conteneur :</text:span> Graphiquement, zone contenant un état initial et pouvant contenir des états/transitions.</text:p>
      <text:p text:style-name="P11"><text:span text:style-name="T1">Conteneur principal :</text:span> Le conteneur qui n'est le fils d'aucun autre conteneur.</text:p>
      <text:p text:style-name="P11"><text:span text:style-name="T1">Editeur :</text:span> L'application développée.</text:p>
      <text:p text:style-name="P11"><text:span text:style-name="T1">Editeur graphique :</text:span> Emplacement où sont affichés les éléments du diagramme crée par l'utilisateur.</text:p>
      <text:p text:style-name="P11"><text:span text:style-name="T1">OS :</text:span> Le système d'exploitation sur lequel est exécuté l'application.</text:p>
      <text:p text:style-name="P11"><text:span text:style-name="T1">Transition :</text:span> Texte précédé par une flèche pour le relier à son état source, et suivi d'une autre flèche pour le relier à son état destination.</text:p>
      <text:p text:style-name="P11"><text:span text:style-name="T1">Utilisateur :</text:span> Sous-entendu utilisateur final de l'application.</text:p>
      <text:h text:style-name="P7" text:outline-level="1"/>
      <text:h text:style-name="P8" text:outline-level="1">A) Documents d'analyse</text:h>
      <text:h text:style-name="P2" text:outline-level="2">Acteurs</text:h>
      <text:p text:style-name="P11">Un seul acteur agit sur l'application : l'utilisateur.</text:p>
      <text:h text:style-name="P2" text:outline-level="2">Diagramme de cas d'utilisations</text:h>
      <text:p text:style-name="P9">TODO : Ajouter diagramme de cas</text:p>
      <text:h text:style-name="P2" text:outline-level="2">Description des cas d'utilisation</text:h>
      <text:p text:style-name="P9">TODO : Ajouter les diagrammes de séquence système pertinents</text:p>
      <text:p text:style-name="P11">Après chaque ajout, modification, suppression ou l'ouverture d'un diagramme, l'ensemble des contraintes imposées par le cahier des charges pour un diagramme d'état-transitions est vérifié. En cas d'erreur un message non bloquant s'affiche, sous une police différente suivant le niveau d'alerte. Ces contraintes sont :</text:p>
      <text:list xml:id="list2677277043830499060" text:style-name="L1">
        <text:list-item>
          <text:p text:style-name="P12">L'unicité des états (2 états ne peuvent pas avoir le même nom dans un même conteneur);</text:p>
        </text:list-item>
        <text:list-item>
          <text:p text:style-name="P12">Toutes les transitions doivent être déterministes (2 transitions d'un même état ne peuvent pas avoir le même nom) ;</text:p>
        </text:list-item>
        <text:list-item>
          <text:p text:style-name="P12">Aucun état ne doit être bloquant (chaque état doit avoir au moins une transition renvoyant vers un autre état).</text:p>
        </text:list-item>
      </text:list>
      <text:h text:style-name="P4" text:outline-level="3">Créer diagramme</text:h>
      <text:h text:style-name="P5" text:outline-level="4">Appel du cas</text:h>
      <text:p text:style-name="P11">A l'ouverture de l'<text:span text:style-name="Police_20_par_20_défaut"><text:span text:style-name="T1">éditeur</text:span></text:span> ou lorsque l'<text:span text:style-name="Police_20_par_20_défaut"><text:span text:style-name="T1">utilisateur</text:span></text:span> clique sur Fichier-&gt;Nouveau.</text:p>
      <text:h text:style-name="P5" text:outline-level="4">Actions du cas</text:h>
      <text:p text:style-name="P11">Un conteneur est crée, on le nommera dans ce document <text:span text:style-name="Police_20_par_20_défaut"><text:span text:style-name="T1">conteneur principal</text:span></text:span>. Cela entraine la création d'un état initial associé, nommé "Etat initial". Le conteneur (un cadre) est affiché dans l'<text:span text:style-name="Police_20_par_20_défaut"><text:span text:style-name="T1">éditeur graphique</text:span></text:span> avec l'état initial à l'intérieur.</text:p>
      <text:h text:style-name="P4" text:outline-level="3">Charger diagramme</text:h>
      <text:h text:style-name="P5" text:outline-level="4">Appel du cas</text:h>
      <text:p text:style-name="P11">Lorsque l'utilisateur clique sur Fichier-&gt;Ouvrir.</text:p>
      <text:h text:style-name="P5" text:outline-level="4">Actions du cas</text:h>
      <text:p text:style-name="P11">Si des ajouts/modifications/suppressions d'éléments ont été faits depuis le dernier appel du cas "Sauvegarder diagramme", le cas "Sauvegarder diagramme" est appelé.</text:p>
      <text:p text:style-name="P11">Le gestionnaire de fichiers de l'OS s'ouvre, l'utilisateur y sélectionne son fichier. Les données qui y sont écrites sont alors chargées et affichées dans l'<text:span text:style-name="Police_20_par_20_défaut"><text:span text:style-name="T1">éditeur graphique</text:span></text:span>.</text:p>
      <text:h text:style-name="P4" text:outline-level="3"><text:soft-page-break/>Sauvegarder diagramme</text:h>
      <text:h text:style-name="P5" text:outline-level="4">Appel du cas</text:h>
      <text:p text:style-name="P11">Lorsque l'utilisateur clique sur Fichier-&gt;Sauvegarder</text:p>
      <text:p text:style-name="P11">A l'appel des cas "Charger diagramme" et "Fermer éditeur", si des modifications ont été faites depuis l'ouverture du diagramme ou sa dernière sauvegarde : une boite de dialogue est affichée demandant à l'utilisateur s'il veut sauvegarder. Si oui, ce cas est appelé.</text:p>
      <text:h text:style-name="P5" text:outline-level="4">Actions du cas</text:h>
      <text:p text:style-name="P11">Si aucun fichier n'est associé au diagramme (celui-ci a été chargé dans l'éditeur par le cas "Créer un diagramme" plutôt que "Charger un diagramme"), le gestionnaire de fichiers de l'OS s'ouvre pour demander à l'utilisateur de choisir un chemin et nom de fichier. Un fichier est alors crée et associé au diagramme.</text:p>
      <text:p text:style-name="P11">Le contenu du diagramme est écrit dans le fichier qui lui est associé, écrasant le contenu précédent.</text:p>
      <text:h text:style-name="P4" text:outline-level="3">Aplatir conteneur</text:h>
      <text:h text:style-name="P5" text:outline-level="4">Appel du cas</text:h>
      <text:p text:style-name="P11">Lorque l'utilisateur clique droit sur un conteneur dans l'<text:span text:style-name="Police_20_par_20_défaut"><text:span text:style-name="T1">éditeur graphique</text:span></text:span>, un menu contextuel s'affiche, et que l'utilisateur clique sur "Aplatir".</text:p>
      <text:h text:style-name="P5" text:outline-level="4">Actions du cas</text:h>
      <text:p text:style-name="P11">Le conteneur dans lequel le clic droit a été effectué s'applatit avec tous ses conteneurs fils au niveau des données.</text:p>
      <text:p text:style-name="P11">L'affichage est actualisé en conséquences.</text:p>
      <text:h text:style-name="P4" text:outline-level="3">Fermer éditeur</text:h>
      <text:h text:style-name="P5" text:outline-level="4">Appel du cas</text:h>
      <text:p text:style-name="P11">Lorsque l'utilisateur clique sur l'icône fermer spécifique à l'OS dans l'angle supérieur-droit de l'application, ou clique sur Fichier-&gt;Quitter.</text:p>
      <text:h text:style-name="P5" text:outline-level="4">Actions du cas</text:h>
      <text:p text:style-name="P11">Si des ajouts/modifications/suppressions d'éléments ont été faits depuis le dernier appel du cas "Sauvegarder diagramme", le cas "Sauvegarder diagramme" est appelé.</text:p>
      <text:p text:style-name="P11">L'application est quittée.</text:p>
      <text:h text:style-name="P4" text:outline-level="3">Consulter manuel</text:h>
      <text:h text:style-name="P5" text:outline-level="4">Appel du cas</text:h>
      <text:p text:style-name="P11">Lorsque l'utilisateur clique sur ? -&gt; Aide.</text:p>
      <text:h text:style-name="P5" text:outline-level="4"><text:soft-page-break/>Actions du cas</text:h>
      <text:p text:style-name="P11">Ouverture du fichier Manuel.pdf par l'OS.</text:p>
      <text:h text:style-name="P4" text:outline-level="3">Ajouter état simple</text:h>
      <text:h text:style-name="P5" text:outline-level="4">Appel du cas</text:h>
      <text:p text:style-name="P11">Lorsque l'utilisateur clique droit sur un conteneur dans l'<text:span text:style-name="Police_20_par_20_défaut"><text:span text:style-name="T1">éditeur graphique</text:span></text:span> puis sur "Ajouter -&gt;Etat-&gt;Simple".</text:p>
      <text:h text:style-name="P5" text:outline-level="4">Actions du cas</text:h>
      <text:p text:style-name="P11">Affichage d'une textbox pour que l'utilisateur entre le nom du nouvel état.</text:p>
      <text:p text:style-name="P11">L'état est alors crée avec ce nom, et comme conteneur parent celui sur lequel le clic droit a été effectué.</text:p>
      <text:p text:style-name="P11">Affichage de l'état et de son nom dans l'<text:span text:style-name="Police_20_par_20_défaut"><text:span text:style-name="T1">éditeur graphique</text:span></text:span> dans le conteneur parent.</text:p>
      <text:h text:style-name="P4" text:outline-level="3">Ajouter état Final</text:h>
      <text:h text:style-name="P5" text:outline-level="4">Appel du cas</text:h>
      <text:p text:style-name="P11">Lorsque l'utilisateur clique droit sur un conteneur dans l'<text:span text:style-name="Police_20_par_20_défaut"><text:span text:style-name="T1">éditeur graphique</text:span></text:span> puis sur "Ajouter -&gt;Etat-&gt;Final".</text:p>
      <text:h text:style-name="P5" text:outline-level="4">Actions du cas</text:h>
      <text:p text:style-name="P11">Affichage d'une textbox pour que l'utilisateur entre le nom du nouvel état.</text:p>
      <text:p text:style-name="P11">L'état est alors crée avec ce nom, et comme conteneur parent celui sur lequel le clic droit a été effectué.</text:p>
      <text:p text:style-name="P11">Affichage de l'état et de son nom dans l'<text:span text:style-name="Police_20_par_20_défaut"><text:span text:style-name="T1">éditeur graphique</text:span></text:span> dans le conteneur parent.</text:p>
      <text:h text:style-name="P4" text:outline-level="3">Ajouter état Composite</text:h>
      <text:h text:style-name="P5" text:outline-level="4">Appel du cas</text:h>
      <text:p text:style-name="P11">Lorsque l'utilisateur clique droit sur un conteneur dans l'<text:span text:style-name="Police_20_par_20_défaut"><text:span text:style-name="T1">éditeur graphique</text:span></text:span> puis sur "Ajouter -&gt;Etat-&gt;Composite".</text:p>
      <text:h text:style-name="P5" text:outline-level="4">Actions du cas</text:h>
      <text:p text:style-name="P11">Affichage d'une textbox pour que l'utilisateur entre le nom du nouvel état.</text:p>
      <text:p text:style-name="P11">L'état est alors crée avec ce nom, et comme conteneur parent celui sur lequel le clic droit a été effectué.</text:p>
      <text:p text:style-name="P11">Affichage de l'état et de son nom dans l'<text:span text:style-name="Police_20_par_20_défaut"><text:span text:style-name="T1">éditeur graphique</text:span></text:span> dans le conteneur parent.</text:p>
      <text:h text:style-name="P4" text:outline-level="3"><text:soft-page-break/>Renommer état</text:h>
      <text:h text:style-name="P5" text:outline-level="4">Appel du cas</text:h>
      <text:p text:style-name="P11">Lorsque l'utilisateur fait un clic droit dans l'<text:span text:style-name="Police_20_par_20_défaut"><text:span text:style-name="T1">éditeur graphique</text:span></text:span> sur l'élément qu'il souhaite renommer (affiché dans l'<text:span text:style-name="Police_20_par_20_défaut"><text:span text:style-name="T1">éditeur graphique)</text:span></text:span>, un menu contextuel s'affiche, et qu'il clique alors sur "Renommer".</text:p>
      <text:p text:style-name="P11">Double-clique sur le nom de l'état affiché à côté dans l'<text:span text:style-name="Police_20_par_20_défaut"><text:span text:style-name="T1">éditeur graphique</text:span></text:span>.</text:p>
      <text:h text:style-name="P5" text:outline-level="4">Actions du cas</text:h>
      <text:p text:style-name="P11">Affichage d'une textbox pour modifier le nom.</text:p>
      <text:h text:style-name="P4" text:outline-level="3">Supprimer élément</text:h>
      <text:h text:style-name="P5" text:outline-level="4">Appel du cas</text:h>
      <text:p text:style-name="P11">Lorsque l'utilisateur fait un clic droit dans l'<text:span text:style-name="Police_20_par_20_défaut"><text:span text:style-name="T1">éditeur graphique</text:span></text:span> sur l'élément qu'il souhaite supprimer, un menu contextuel s'affiche, et qu'il clique alors sur "Supprimer".</text:p>
      <text:p text:style-name="P11">Après sélection de l'élément, en cliquant sur "Supprimer" sur le clavier.</text:p>
      <text:h text:style-name="P5" text:outline-level="4">Actions du cas</text:h>
      <text:p text:style-name="P11">Si c'est un état initial, affichage d'un message d'erreur et rien d'autres ne se passe.</text:p>
      <text:p text:style-name="P11">Si c'est un autre état, on supprime toutes les transitions associées, l'état lui-même, et tout son contenu si c'est un état composite.</text:p>
      <text:p text:style-name="P11">Si c'est une transition, on la supprime.</text:p>
      <text:h text:style-name="P4" text:outline-level="3">Déplacer élément</text:h>
      <text:h text:style-name="P5" text:outline-level="4">Appel du cas</text:h>
      <text:p text:style-name="P11">Lorsque l'utilisateur clique sur un élément. Le cas d'utilisation s'arrête lorsque l'utilisateur relâche le bouton de la souris (effet cliquer-déplacer).</text:p>
      <text:h text:style-name="P5" text:outline-level="4">Actions du cas</text:h>
      <text:p text:style-name="P11">L'élément suit le curseur de la souris. Il ne peut pas changer de conteneur dans lequel il se trouve.</text:p>
      <text:p text:style-name="P11">L'affichage est actualisé de manière à ce que les liens entre états et transitions associés à l'élément déplacé soient redessinés.</text:p>
      <text:h text:style-name="P4" text:outline-level="3">Ajouter transition</text:h>
      <text:h text:style-name="P5" text:outline-level="4">Appel du cas</text:h>
      <text:p text:style-name="P11">Lorsque l'utilisateur clique droit dans l'<text:span text:style-name="Police_20_par_20_défaut"><text:span text:style-name="T1">éditeur graphique</text:span></text:span> sur un état puis sur "Ajouter Transition".</text:p>
      <text:h text:style-name="P5" text:outline-level="4"><text:soft-page-break/>Actions du cas</text:h>
      <text:p text:style-name="P11">1 liste déroulante s'affiche, contenant tous les états existans dans le même conteneur que l'état sur lequel l'utilisateur a fait un clic droit. L'utilisateur y sélectionne l'état de destination de la transition créée.</text:p>
      <text:p text:style-name="P11">3 texbox sont également présentes pour que l'utilisateur entre la garde, l'événement et l'action à associer à la transition créée.</text:p>
      <text:p text:style-name="P11">La transition est associée au conteneur de l'état sur lequel l'utilisateur a fait un clic droit. Ce dernier devient son état source.</text:p>
      <text:h text:style-name="P4" text:outline-level="3">Modifier transition</text:h>
      <text:h text:style-name="P5" text:outline-level="4">Appel du cas</text:h>
      <text:p text:style-name="P11">Lorsque l'utilisateur clique droit dans l'<text:span text:style-name="Police_20_par_20_défaut"><text:span text:style-name="T1">éditeur graphique</text:span></text:span> sur une transition puis sur "Modifier Transition".</text:p>
      <text:h text:style-name="P5" text:outline-level="4">Actions du cas</text:h>
      <text:p text:style-name="P11">Une nouvelle fenetre s'affiche contenant les 2 listes déroulantes pour les états source et destination qui appartiennent au meme conteneur que la transition, ainsi qu’un chanp de texte que l'utilisateur peut directement modifié (seulement si c’est une transition intermédiaire ou finale).</text:p>
      <text:h text:style-name="P2" text:outline-level="2">Diagrammes de classe d'analyse</text:h>
      <text:p text:style-name="P9">TODO : Ajouter les diagrammes de classe d'analyse</text:p>
      <text:h text:style-name="P7" text:outline-level="1"/>
      <text:h text:style-name="P8" text:outline-level="1">B) Documents de conception</text:h>
      <text:p text:style-name="P9">TODO : Ajouter le diagramme MVC séparant les packages</text:p>
      <text:p text:style-name="P9">TODO : Ajouter diagrammes de classes logicielles, de séquence, d'états-transitions si c'est pertinent et qui correspondent au code. Ajouter un minimum de texte explicatif si utile.</text:p>
      <text:h text:style-name="P7" text:outline-level="1"/>
      <text:h text:style-name="P8" text:outline-level="1">C) Manuel utilisateur</text:h>
      <text:h text:style-name="P7" text:outline-level="1"/>
      <text:h text:style-name="P8" text:outline-level="1">D) Bilan sur les outils de modélisation utilisés</text:h>
      <text:p text:style-name="P11">Nous avons utilisé Microsoft Visio 2013. Le plus embêtant fut la mise en page, l'organisation des classes est transition étant totalement manuelles, à chaque changement il fallait les réorganiser pour une meilleure visibilité donc une meilleure réflexion. C'est une perte de productivité énor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creator>Thibaut Batal</dc:creator>
    <meta:creation-date>2009-04-16T11:32:00Z</meta:creation-date>
    <dc:date>2015-11-10T11:40:51.55</dc:date>
    <meta:editing-cycles>88</meta:editing-cycles>
    <meta:editing-duration>PT5H37M22S</meta:editing-duration>
    <meta:document-statistic meta:table-count="0" meta:image-count="1" meta:object-count="0" meta:page-count="11" meta:paragraph-count="146" meta:word-count="1371" meta:character-count="8954"/>
    <meta:user-defined meta:name="Info 1"/>
    <meta:user-defined meta:name="Info 2"/>
    <meta:user-defined meta:name="Info 3"/>
    <meta:user-defined meta:name="Info 4"/>
    <meta:template xlink:type="simple" xlink:actuate="onRequest" xlink:title="" xlink:href="Normal.dotm"/>
  </office:meta>
</office:document-meta>
</file>